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9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5.5cm" svg:x="1.5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4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2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8cm" svg:height="1.2cm" svg:x="9.6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7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7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1" xml:id="id3" draw:id="id3" draw:layer="layout" svg:width="3cm" svg:height="1.1cm" svg:x="6.95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8.451cm" svg:y1="6.7cm" svg:x2="8.451cm" svg:y2="7.85cm" draw:start-shape="id3" draw:start-glue-point="2" draw:end-shape="id1" svg:d="M8451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3T13:34:48.055620424</dc:date>
    <dc:creator>Neil Smith</dc:creator>
    <meta:editing-duration>PT23H53M3S</meta:editing-duration>
    <meta:editing-cycles>9</meta:editing-cycles>
    <meta:generator>LibreOffice/5.4.6.2$Linux_X86_64 LibreOffice_project/40m0$Build-2</meta:generator>
    <meta:document-statistic meta:object-count="20"/>
  </office:meta>
</office:document-meta>
</file>